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ffff" draw:textarea-horizontal-align="justify" draw:textarea-vertical-align="middle" draw:auto-grow-height="false" fo:min-height="1.02cm" fo:min-width="4.58cm"/>
      <style:paragraph-properties style:writing-mode="lr-tb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.274cm" fo:min-width="4.326cm"/>
      <style:paragraph-properties style:writing-mode="lr-tb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1.02cm" fo:min-width="4.326cm"/>
      <style:paragraph-properties style:writing-mode="lr-tb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0.47cm" fo:min-width="1.476cm"/>
      <style:paragraph-properties style:writing-mode="lr-tb"/>
    </style:style>
    <style:style style:name="gr5" style:family="graphic" style:parent-style-name="standard">
      <style:graphic-properties draw:fill-color="#ffffff" draw:textarea-vertical-align="middle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0.512cm" fo:min-width="0.262cm"/>
      <style:paragraph-properties style:writing-mode="lr-tb"/>
    </style:style>
    <style:style style:name="gr7" style:family="graphic" style:parent-style-name="standard">
      <style:graphic-properties draw:fill-color="#ffffff" draw:textarea-vertical-align="middle"/>
      <style:paragraph-properties style:writing-mode="lr-tb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0.47cm" fo:min-width="1.656cm"/>
      <style:paragraph-properties style:writing-mode="lr-tb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0.47cm" fo:min-width="1.836cm"/>
      <style:paragraph-properties style:writing-mode="lr-tb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0.29cm" fo:min-width="1.296cm"/>
      <style:paragraph-properties style:writing-mode="lr-tb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0.47cm" fo:min-width="2.194cm"/>
      <style:paragraph-properties style:writing-mode="lr-tb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1.274cm" fo:min-width="4.58cm"/>
      <style:paragraph-properties style:writing-mode="lr-tb"/>
    </style:style>
    <style:style style:name="gr13" style:family="graphic" style:parent-style-name="standard">
      <style:graphic-properties draw:textarea-vertical-align="middle"/>
    </style:style>
    <style:style style:name="gr14" style:family="graphic" style:parent-style-name="standard">
      <style:graphic-properties draw:stroke="none" svg:stroke-color="#ffffff" draw:fill="none" draw:fill-color="#ffffff" draw:auto-grow-height="true" draw:auto-grow-width="false" fo:max-height="0cm" fo:min-height="0.712cm"/>
      <style:paragraph-properties style:writing-mode="lr-tb"/>
    </style:style>
    <style:style style:name="gr15" style:family="graphic" style:parent-style-name="standard">
      <style:graphic-properties draw:fill-color="#ffffff" draw:textarea-horizontal-align="justify" draw:textarea-vertical-align="middle" draw:auto-grow-height="false" fo:min-height="0.47cm" fo:min-width="0.9cm"/>
      <style:paragraph-properties style:writing-mode="lr-tb"/>
    </style:style>
    <style:style style:name="gr16" style:family="graphic" style:parent-style-name="standard">
      <style:graphic-properties draw:fill-color="#ffffff" draw:textarea-horizontal-align="justify" draw:textarea-vertical-align="middle" draw:auto-grow-height="false" fo:min-height="0.47cm" fo:min-width="2.55cm"/>
      <style:paragraph-properties style:writing-mode="lr-tb"/>
    </style:style>
    <style:style style:name="gr17" style:family="graphic" style:parent-style-name="standard">
      <style:graphic-properties draw:fill-color="#ffffff" draw:textarea-horizontal-align="justify" draw:textarea-vertical-align="middle" draw:auto-grow-height="false" fo:min-height="0.47cm" fo:min-width="2.016cm"/>
      <style:paragraph-properties style:writing-mode="lr-tb"/>
    </style:style>
    <style:style style:name="gr18" style:family="graphic" style:parent-style-name="standard" style:list-style-name="L1">
      <style:graphic-properties draw:fill-color="#ffffff" draw:textarea-horizontal-align="justify" draw:textarea-vertical-align="middle" draw:auto-grow-height="false" fo:min-height="0.47cm" fo:min-width="2.754cm"/>
      <style:paragraph-properties style:writing-mode="lr-tb"/>
    </style:style>
    <style:style style:name="gr19" style:family="graphic" style:parent-style-name="standard">
      <style:graphic-properties draw:fill-color="#ffffff" draw:textarea-horizontal-align="justify" draw:textarea-vertical-align="middle" draw:auto-grow-height="false" fo:min-height="0.47cm" fo:min-width="3.054cm"/>
      <style:paragraph-properties style:writing-mode="lr-tb"/>
    </style:style>
    <style:style style:name="gr20" style:family="graphic" style:parent-style-name="standard">
      <style:graphic-properties draw:fill-color="#ffffff" draw:textarea-horizontal-align="justify" draw:textarea-vertical-align="middle" draw:auto-grow-height="false" fo:min-height="0.327cm" fo:min-width="1.836cm"/>
      <style:paragraph-properties style:writing-mode="lr-tb"/>
    </style:style>
    <style:style style:name="gr21" style:family="graphic" style:parent-style-name="standard">
      <style:graphic-properties draw:fill-color="#ffffff" draw:textarea-horizontal-align="justify" draw:textarea-vertical-align="middle" draw:auto-grow-height="false" fo:min-height="0.29cm" fo:min-width="1.476cm"/>
      <style:paragraph-properties style:writing-mode="lr-tb"/>
    </style:style>
    <style:style style:name="gr22" style:family="graphic" style:parent-style-name="standard">
      <style:graphic-properties draw:fill-color="#ffffff" draw:textarea-horizontal-align="justify" draw:textarea-vertical-align="middle" draw:auto-grow-height="false" fo:min-height="0.355cm" fo:min-width="2.194cm"/>
      <style:paragraph-properties style:writing-mode="lr-tb"/>
    </style:style>
    <style:style style:name="gr23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ffffff"/>
      <style:paragraph-properties fo:text-align="center" style:writing-mode="lr-tb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7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8" style:family="paragraph">
      <loext:graphic-properties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xml:id="id5" draw:id="id5" draw:layer="layout" svg:width="5.08cm" svg:height="1.27cm" svg:x="19.304cm" svg:y="8.366cm">
          <text:p text:style-name="P1">Menü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4.826cm" svg:height="1.524cm" draw:transform="skewX (-0.00401425727958696) rotate (-0.00366519142918811) translate (3.048cm 2.032cm)">
          <text:p text:style-name="P1">Speisen</text:p>
          <draw:enhanced-geometry svg:viewBox="0 0 21600 21600" draw:type="rectangle" draw:enhanced-path="M 0 0 L 21600 0 21600 21600 0 21600 0 0 Z N"/>
        </draw:custom-shape>
        <draw:custom-shape draw:style-name="gr3" draw:text-style-name="P2" xml:id="id2" draw:id="id2" draw:layer="layout" svg:width="4.826cm" svg:height="1.27cm" svg:x="22.098cm" svg:y="1.27cm">
          <text:p text:style-name="P1">Gewürze</text:p>
          <draw:enhanced-geometry svg:viewBox="0 0 21600 21600" draw:type="rectangle" draw:enhanced-path="M 0 0 L 21600 0 21600 21600 0 21600 0 0 Z N"/>
        </draw:custom-shape>
        <draw:custom-shape draw:style-name="gr4" draw:text-style-name="P2" xml:id="id1" draw:id="id1" draw:layer="layout" svg:width="2.794cm" svg:height="1.016cm" svg:x="23.368cm" svg:y="3.556cm">
          <text:p text:style-name="P1">I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draw:layer="layout" draw:line-skew="0cm -0.254cm" svg:x1="23.368cm" svg:y1="4.064cm" svg:x2="24.511cm" svg:y2="2.54cm" draw:start-shape="id1" draw:start-glue-point="6" draw:end-shape="id2" draw:end-glue-point="2" svg:d="M23368 4064h-501v-1270h1644v-254" svg:viewBox="0 0 1645 1525">
          <text:p/>
        </draw:connector>
        <draw:custom-shape draw:style-name="gr6" draw:text-style-name="P2" xml:id="id4" draw:id="id4" draw:layer="layout" svg:width="1.524cm" svg:height="1.524cm" svg:x="12.7cm" svg:y="2.032cm">
          <text:p text:style-name="P1">ha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2" draw:layer="layout" svg:x1="7.874cm" svg:y1="2.812cm" svg:x2="12.7cm" svg:y2="2.794cm" draw:start-shape="id3" draw:start-glue-point="1" draw:end-shape="id4" draw:end-glue-point="5" svg:d="M7874 2812h2413v-18h2413" svg:viewBox="0 0 4827 19">
          <text:p text:style-name="P4"><text:s text:c="9"/>n</text:p>
        </draw:connector>
        <draw:connector draw:style-name="gr7" draw:text-style-name="P2" draw:layer="layout" svg:x1="14.224cm" svg:y1="2.794cm" svg:x2="22.098cm" svg:y2="1.905cm" draw:start-shape="id4" draw:start-glue-point="7" draw:end-shape="id2" draw:end-glue-point="3" svg:d="M14224 2794h3937v-889h3937" svg:viewBox="0 0 7875 890">
          <text:p text:style-name="P4"><text:s text:c="4"/>m</text:p>
        </draw:connector>
        <draw:custom-shape draw:style-name="gr4" draw:text-style-name="P2" xml:id="id6" draw:id="id6" draw:layer="layout" svg:width="2.794cm" svg:height="1.016cm" svg:x="21.59cm" svg:y="10.414cm">
          <text:p text:style-name="P1">I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draw:layer="layout" svg:x1="24.384cm" svg:y1="9.001cm" svg:x2="24.384cm" svg:y2="10.922cm" draw:start-shape="id5" draw:start-glue-point="1" draw:end-shape="id6" draw:end-glue-point="10" svg:d="M24384 9001h502v1921h-502" svg:viewBox="0 0 503 1922">
          <text:p/>
        </draw:connector>
        <draw:custom-shape draw:style-name="gr8" draw:text-style-name="P2" xml:id="id7" draw:id="id7" draw:layer="layout" svg:width="3.048cm" svg:height="1.016cm" svg:x="23.368cm" svg:y="4.826cm">
          <text:p text:style-name="P1">Na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draw:layer="layout" draw:line-skew="-0.889cm" svg:x1="24.511cm" svg:y1="2.54cm" svg:x2="23.368cm" svg:y2="5.334cm" draw:start-shape="id2" draw:start-glue-point="2" draw:end-shape="id7" draw:end-glue-point="6" svg:d="M24511 2540v254h-1644v2540h501" svg:viewBox="0 0 1645 2795">
          <text:p/>
        </draw:connector>
        <draw:custom-shape draw:style-name="gr9" draw:text-style-name="P2" xml:id="id8" draw:id="id8" draw:layer="layout" svg:width="3.302cm" svg:height="1.016cm" svg:x="2.894cm" svg:y="5.488cm">
          <text:p text:style-name="P1">Jahreszei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draw:layer="layout" svg:x1="3.048cm" svg:y1="2.794cm" svg:x2="2.894cm" svg:y2="5.996cm" draw:start-shape="id3" draw:start-glue-point="3" draw:end-shape="id8" draw:end-glue-point="6" svg:d="M3048 2794h-655v3202h501" svg:viewBox="0 0 656 3203">
          <text:p/>
        </draw:connector>
        <draw:custom-shape draw:style-name="gr10" draw:text-style-name="P2" xml:id="id9" draw:id="id9" draw:layer="layout" svg:width="2.54cm" svg:height="0.762cm" svg:x="2.894cm" svg:y="4.604cm">
          <text:p text:style-name="P1">Na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draw:layer="layout" svg:x1="2.894cm" svg:y1="4.985cm" svg:x2="3.048cm" svg:y2="2.794cm" draw:start-shape="id9" draw:start-glue-point="6" draw:end-shape="id3" draw:end-glue-point="3" svg:d="M2894 4985h-501v-2191h655" svg:viewBox="0 0 656 2192">
          <text:p/>
        </draw:connector>
        <draw:custom-shape draw:style-name="gr11" draw:text-style-name="P2" xml:id="id10" draw:id="id10" draw:layer="layout" svg:width="3.81cm" svg:height="1.016cm" svg:x="20.574cm" svg:y="14.478cm">
          <text:p text:style-name="P1">Vegetarisc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draw:layer="layout" svg:x1="24.384cm" svg:y1="9.001cm" svg:x2="24.384cm" svg:y2="14.986cm" draw:start-shape="id5" draw:start-glue-point="1" draw:end-shape="id10" draw:end-glue-point="10" svg:d="M24384 9001h502v5985h-502" svg:viewBox="0 0 503 5986">
          <text:p/>
        </draw:connector>
        <draw:custom-shape draw:style-name="gr11" draw:text-style-name="P2" xml:id="id11" draw:id="id11" draw:layer="layout" svg:width="3.81cm" svg:height="1.016cm" svg:x="2.894cm" svg:y="6.612cm">
          <text:p text:style-name="P1">Vegetarisc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draw:layer="layout" svg:x1="2.894cm" svg:y1="7.12cm" svg:x2="3.048cm" svg:y2="2.794cm" draw:start-shape="id11" draw:start-glue-point="6" draw:end-shape="id3" draw:end-glue-point="3" svg:d="M2894 7120h-501v-4326h655" svg:viewBox="0 0 656 4327">
          <text:p/>
        </draw:connector>
        <draw:custom-shape draw:style-name="gr12" draw:text-style-name="P2" xml:id="id12" draw:id="id12" draw:layer="layout" svg:width="5.08cm" svg:height="1.524cm" svg:x="4.204cm" svg:y="10.514cm">
          <text:p text:style-name="P1">Stammkunden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6.744cm" svg:y1="10.514cm" svg:x2="21.844cm" svg:y2="9.636cm" draw:start-shape="id12" draw:start-glue-point="0" draw:end-shape="id5" draw:end-glue-point="2" svg:d="M6744 10514v-501h7550v124h7550v-501" svg:viewBox="0 0 15101 879">
          <text:p/>
        </draw:connector>
        <draw:frame draw:style-name="gr14" draw:text-style-name="P5" draw:layer="layout" svg:width="2.286cm" svg:height="0.962cm" svg:x="21.082cm" svg:y="9.636cm">
          <draw:text-box>
            <text:p>1</text:p>
          </draw:text-box>
        </draw:frame>
        <draw:custom-shape draw:style-name="gr15" draw:text-style-name="P2" xml:id="id13" draw:id="id13" draw:layer="layout" svg:width="1.978cm" svg:height="1.016cm" svg:x="7.512cm" svg:y="12.192cm">
          <text:p text:style-name="P1">I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4" draw:layer="layout" svg:x1="6.744cm" svg:y1="12.038cm" svg:x2="7.512cm" svg:y2="12.7cm" draw:start-shape="id12" draw:start-glue-point="2" draw:end-shape="id13" draw:end-glue-point="6" svg:d="M6744 12038v662h768" svg:viewBox="0 0 769 663">
          <text:p/>
        </draw:connector>
        <draw:custom-shape draw:style-name="gr8" draw:text-style-name="P2" xml:id="id14" draw:id="id14" draw:layer="layout" svg:width="3.048cm" svg:height="1.016cm" svg:x="23.368cm" svg:y="6.096cm">
          <text:p text:style-name="P1">Herkunf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4" draw:layer="layout" draw:line-skew="-1.524cm" svg:x1="24.511cm" svg:y1="2.54cm" svg:x2="23.368cm" svg:y2="6.604cm" draw:start-shape="id2" draw:start-glue-point="2" draw:end-shape="id14" draw:end-glue-point="6" svg:d="M24511 2540v254h-1644v3810h501" svg:viewBox="0 0 1645 4065">
          <text:p/>
        </draw:connector>
        <draw:connector draw:style-name="gr13" draw:text-style-name="P4" draw:layer="layout" draw:line-skew="0cm 2.1cm" svg:x1="7.874cm" svg:y1="2.812cm" svg:x2="6.744cm" svg:y2="10.514cm" draw:start-shape="id3" draw:start-glue-point="1" draw:end-shape="id12" draw:end-glue-point="0" svg:d="M7874 2812h501v6332h-1631v1370" svg:viewBox="0 0 1632 7703">
          <text:p/>
        </draw:connector>
        <draw:custom-shape draw:style-name="gr9" draw:text-style-name="P3" xml:id="id15" draw:id="id15" draw:layer="layout" svg:width="3.302cm" svg:height="1.016cm" svg:x="21.082cm" svg:y="11.43cm">
          <text:p text:style-name="P4">Vorspeis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xml:id="id16" draw:id="id16" draw:layer="layout" svg:width="4.312cm" svg:height="1.016cm" svg:x="20.174cm" svg:y="12.454cm">
          <text:p text:style-name="P4">Hauptspeis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3" xml:id="id17" draw:id="id17" draw:layer="layout" svg:width="3.556cm" svg:height="1.016cm" svg:x="20.818cm" svg:y="13.462cm">
          <text:p text:style-name="P4">Nachspeis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4" draw:layer="layout" svg:x1="24.384cm" svg:y1="9.001cm" svg:x2="24.384cm" svg:y2="11.938cm" draw:start-shape="id5" draw:start-glue-point="1" draw:end-shape="id15" draw:end-glue-point="10" svg:d="M24384 9001h502v2937h-502" svg:viewBox="0 0 503 2938">
          <text:p/>
        </draw:connector>
        <draw:connector draw:style-name="gr13" draw:text-style-name="P4" draw:layer="layout" draw:line-skew="-0.102cm" svg:x1="24.384cm" svg:y1="9.001cm" svg:x2="24.486cm" svg:y2="12.962cm" draw:start-shape="id5" draw:start-glue-point="1" draw:end-shape="id16" draw:end-glue-point="10" svg:d="M24384 9001h502v3961h-400" svg:viewBox="0 0 503 3962">
          <text:p/>
        </draw:connector>
        <draw:connector draw:style-name="gr13" draw:text-style-name="P4" draw:layer="layout" svg:x1="24.384cm" svg:y1="9.001cm" svg:x2="24.374cm" svg:y2="13.97cm" draw:start-shape="id5" draw:start-glue-point="1" draw:end-shape="id17" draw:end-glue-point="10" svg:d="M24384 9001h501v4969h-511" svg:viewBox="0 0 512 4970">
          <text:p/>
        </draw:connector>
        <draw:frame draw:style-name="gr14" draw:text-style-name="P5" draw:layer="layout" svg:width="2.286cm" svg:height="0.962cm" svg:x="7.482cm" svg:y="9.236cm">
          <draw:text-box>
            <text:p>n</text:p>
          </draw:text-box>
        </draw:frame>
        <draw:custom-shape draw:style-name="gr18" draw:text-style-name="P7" xml:id="id18" draw:id="id18" draw:layer="layout" svg:width="4.6cm" svg:height="1.016cm" svg:x="1.616cm" svg:y="13.348cm">
          <text:p text:style-name="P6">Lieblingsmenü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" xml:id="id20" draw:id="id20" draw:layer="layout" svg:width="5.024cm" svg:height="1.016cm" svg:x="7.314cm" svg:y="13.348cm">
          <text:p text:style-name="P1">Lieblingsgerich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xml:id="id19" draw:id="id19" draw:layer="layout" svg:width="3.302cm" svg:height="0.815cm" svg:x="2.859cm" svg:y="12.346cm">
          <text:p text:style-name="P1">Na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4" draw:layer="layout" svg:x1="6.744cm" svg:y1="12.038cm" svg:x2="6.216cm" svg:y2="13.856cm" draw:start-shape="id12" draw:start-glue-point="2" draw:end-shape="id18" draw:end-glue-point="10" svg:d="M6744 12038v1818h-528" svg:viewBox="0 0 529 1819">
          <text:p/>
        </draw:connector>
        <draw:connector draw:style-name="gr13" draw:text-style-name="P4" draw:layer="layout" svg:x1="6.744cm" svg:y1="12.038cm" svg:x2="6.161cm" svg:y2="12.754cm" draw:start-shape="id12" draw:start-glue-point="2" draw:end-shape="id19" draw:end-glue-point="10" svg:d="M6744 12038v716h-583" svg:viewBox="0 0 584 717">
          <text:p/>
        </draw:connector>
        <draw:connector draw:style-name="gr13" draw:text-style-name="P4" draw:layer="layout" svg:x1="6.744cm" svg:y1="12.038cm" svg:x2="7.314cm" svg:y2="13.856cm" draw:start-shape="id12" draw:start-glue-point="2" draw:end-shape="id20" draw:end-glue-point="6" svg:d="M6744 12038v1818h570" svg:viewBox="0 0 571 1819">
          <text:p/>
        </draw:connector>
        <draw:frame draw:style-name="gr14" draw:text-style-name="P5" draw:layer="layout" svg:width="2.286cm" svg:height="0.962cm" svg:x="8.382cm" svg:y="3.356cm">
          <draw:text-box>
            <text:p>1</text:p>
          </draw:text-box>
        </draw:frame>
        <draw:frame draw:style-name="gr14" draw:text-style-name="P5" draw:layer="layout" svg:width="2.286cm" svg:height="0.962cm" svg:x="6.85cm" svg:y="8.274cm">
          <draw:text-box>
            <text:p>n</text:p>
          </draw:text-box>
        </draw:frame>
        <draw:custom-shape draw:style-name="gr21" draw:text-style-name="P3" xml:id="id21" draw:id="id21" draw:layer="layout" svg:width="2.794cm" svg:height="0.762cm" svg:x="2.794cm" svg:y="3.81cm">
          <text:p text:style-name="P4">I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4" draw:layer="layout" draw:line-skew="0.1cm" svg:x1="3.048cm" svg:y1="2.794cm" svg:x2="2.794cm" svg:y2="4.191cm" draw:start-shape="id3" draw:start-glue-point="3" draw:end-shape="id21" draw:end-glue-point="6" svg:d="M3048 2794h-655v1397h401" svg:viewBox="0 0 656 1398">
          <text:p/>
        </draw:connector>
        <draw:custom-shape draw:style-name="gr22" draw:text-style-name="P2" xml:id="id22" draw:id="id22" draw:layer="layout" svg:width="3.81cm" svg:height="0.855cm" svg:x="2.895cm" svg:y="7.674cm">
          <text:p text:style-name="P1">Gewürz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4" draw:layer="layout" svg:x1="3.048cm" svg:y1="2.794cm" svg:x2="2.895cm" svg:y2="8.102cm" draw:start-shape="id3" draw:start-glue-point="3" draw:end-shape="id22" draw:end-glue-point="6" svg:d="M3048 2794h-654v5308h501" svg:viewBox="0 0 655 5309">
          <text:p/>
        </draw:connector>
        <presentation:notes draw:style-name="dp2">
          <draw:page-thumbnail draw:style-name="gr23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3-09T08:50:57.241129506</meta:creation-date>
    <dc:date>2020-03-30T20:41:01.103000000</dc:date>
    <meta:editing-duration>PT8H54M12S</meta:editing-duration>
    <meta:editing-cycles>19</meta:editing-cycles>
    <meta:generator>LibreOffice/6.4.1.2$Windows_x86 LibreOffice_project/4d224e95b98b138af42a64d84056446d09082932</meta:generator>
    <meta:document-statistic meta:object-count="70"/>
  </office:meta>
</office:document-meta>
</file>